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columns-repeated="10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5"/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6:0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0-17T16:09:34</dc:date>
    <dc:creator>Markus Mohrhard</dc:creator>
    <meta:editing-duration>P2DT20H46M15S</meta:editing-duration>
    <meta:editing-cycles>6</meta:editing-cycles>
    <meta:generator>LibreOffice/3.5$Linux_X86_64 LibreOffice_project/62dd77d</meta:generator>
    <meta:document-statistic meta:table-count="3" meta:cell-count="71" meta:object-count="0"/>
  </office:meta>
</office:document-meta>
</file>